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calculation-settings table:automatic-find-labels="false"/>
      <table:table table:name="ninja_level6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Worldcrafter Save File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File Version</text:p>
          </table:table-cell>
          <table:table-cell table:number-columns-repeated="9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9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1"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table:number-columns-repeated="18"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M:8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table:number-columns-repeated="14" office:value-type="float" office:value="8" calcext:value-type="float">
            <text:p>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8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M:8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59" calcext:value-type="float">
            <text:p>59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13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M:8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3" office:value-type="float" office:value="8" calcext:value-type="float">
            <text:p>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string" calcext:value-type="string">
            <text:p>M: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M:8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string" calcext:value-type="string">
            <text:p>M: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29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14" office:value-type="float" office:value="8" calcext:value-type="float">
            <text:p>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/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17" table:style-name="ce1" office:value-type="float" office:value="16" calcext:value-type="float">
            <text:p>16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1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72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20:17:28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20:21:10.110000000</dc:date>
    <meta:editing-duration>PT4M17S</meta:editing-duration>
    <meta:editing-cycles>2</meta:editing-cycles>
    <meta:generator>LibreOffice/5.1.3.2$Windows_x86 LibreOffice_project/644e4637d1d8544fd9f56425bd6cec110e49301b</meta:generator>
    <meta:document-statistic meta:table-count="1" meta:cell-count="541" meta:object-count="0"/>
  </office:meta>
</office:document-meta>
</file>